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Normal" svg:font-family="Source Han Sans CN Normal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LGORITHME nom</text:p>
      <text:p text:style-name="Standard"><text:tab/>&lt;Déclaration&gt;</text:p>
      <text:p text:style-name="Standard">DEBUT</text:p>
      <text:p text:style-name="Standard"><text:tab/>&lt;Instructions&gt;</text:p>
      <text:p text:style-name="Standard">FIN</text:p>
      <text:p text:style-name="Standard"/>
      <text:p text:style-name="Standard">Les<text:s/>mots clefs :</text:p>
      <text:p text:style-name="Standard"/>
      <text:p text:style-name="Standard">ALGOTIHME<text:tab/>SI<text:tab/><text:tab/><text:tab/>REPETER<text:tab/><text:tab/>CARACTERE<text:tab/>DIV</text:p>
      <text:p text:style-name="Standard">PROCEDURE<text:tab/>ALORS<text:tab/><text:tab/>SELON<text:tab/><text:tab/>CHAINE<text:tab/><text:tab/>OUEX</text:p>
      <text:p text:style-name="Standard">CONSTANTES<text:tab/>SINON<text:tab/><text:tab/>AUTREMENT<text:tab/>NON</text:p>
      <text:p text:style-name="Standard">VARIABLES<text:tab/><text:tab/>POUR<text:tab/><text:tab/><text:tab/>BOOLEEN<text:tab/><text:tab/>OU</text:p>
      <text:p text:style-name="Standard">FIN<text:tab/><text:tab/><text:tab/>TANT QUE<text:tab/><text:tab/>ENTIER<text:tab/><text:tab/>ET</text:p>
      <text:p text:style-name="Standard">FONCTION<text:tab/><text:tab/>JUSQU'A<text:tab/><text:tab/>REEL<text:tab/><text:tab/><text:tab/>MOD</text:p>
      <text:p text:style-name="Standard">TARAMETRES</text:p>
      <text:p text:style-name="Standard"/>
      <text:p text:style-name="Standard">Commentaire : //</text:p>
      <text:p text:style-name="Standard"/>
      <text:p text:style-name="Standard">Déclarations variables :</text:p>
      <text:p text:style-name="Standard">VARIABLES</text:p>
      <text:p text:style-name="Standard"><text:tab/>a = 5</text:p>
      <text:p text:style-name="Standard"><text:tab/>b = ''Bonjour''</text:p>
      <text:p text:style-name="Standard"/>
      <text:p text:style-name="Standard">Déclarations des constantes :</text:p>
      <text:p text:style-name="Standard">CONSTANTES</text:p>
      <text:p text:style-name="Standard"><text:tab/>A = 5</text:p>
      <text:p text:style-name="Standard"><text:tab/>B = ''Chaine''</text:p>
      <text:p text:style-name="Standard"/>
      <text:p text:style-name="Standard">Déclarations<text:s/>procédures :</text:p>
      <text:p text:style-name="Standard">identifiant_procedure(param 1, param 2)</text:p>
      <text:p text:style-name="Standard"/>
      <text:p text:style-name="Standard">Appel Pareil</text:p>
      <text:p text:style-name="Standard"/>
      <text:p text:style-name="Standard">Déclaration fonction :</text:p>
      <text:p text:style-name="Standard">identifiant_fonction(param 1, param 2) retourne type</text:p>
      <text:p text:style-name="Standard"/>
      <text:p text:style-name="Standard">Les boucles :</text:p>
      <text:p text:style-name="Standard">TANT_QUE</text:p>
      <text:p text:style-name="Standard">FAIRE</text:p>
      <text:p text:style-name="Standard"/>
      <text:p text:style-name="Standard">FIN_TANT_QUE ;</text:p>
      <text:p text:style-name="Standard"/>
      <text:p text:style-name="Standard">POUR x DE y A z {SAUT_DE = c}</text:p>
      <text:p text:style-name="Standard">FAIRE</text:p>
      <text:p text:style-name="Standard"/>
      <text:p text:style-name="Standard">FIN_POUR ;</text:p>
      <text:p text:style-name="Standard"/>
      <text:p text:style-name="Standard">REPETER //do ..<text:s/>while()</text:p>
      <text:p text:style-name="Standard"/>
      <text:p text:style-name="Standard">JUSQU'A 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Normal" svg:font-family="Source Han Sans CN Normal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Normal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uquette Loïc</meta:initial-creator>
    <dc:creator>Loïc ROUQUETTE</dc:creator>
    <meta:creation-date>2015-03-28T11:22:00Z</meta:creation-date>
    <dc:date>2015-04-05T11:22:00Z</dc:date>
    <meta:template xlink:href="Normal.dotm" xlink:type="simple"/>
    <meta:editing-cycles>3</meta:editing-cycles>
    <meta:editing-duration>PT720S</meta:editing-duration>
    <meta:document-statistic meta:page-count="1" meta:paragraph-count="1" meta:word-count="109" meta:character-count="711" meta:row-count="5" meta:non-whitespace-character-count="603"/>
  </office:meta>
</office:document-meta>
</file>